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92a3f" officeooo:paragraph-rsid="00292a3f"/>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3c23d9" officeooo:paragraph-rsid="0051ed57" style:font-style-asian="italic" style:font-style-complex="italic"/>
    </style:style>
    <style:style style:name="P10" style:family="paragraph" style:parent-style-name="Text_20_body">
      <style:text-properties fo:font-style="italic" officeooo:rsid="00873ac5" officeooo:paragraph-rsid="00873ac5"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officeooo:rsid="00389d13" officeooo:paragraph-rsid="00389d13"/>
    </style:style>
    <style:style style:name="P13" style:family="paragraph" style:parent-style-name="Text_20_body">
      <style:text-properties officeooo:rsid="003c23d9" officeooo:paragraph-rsid="003c23d9"/>
    </style:style>
    <style:style style:name="P14" style:family="paragraph" style:parent-style-name="Text_20_body">
      <style:text-properties officeooo:rsid="0040d61c" officeooo:paragraph-rsid="0040d61c"/>
    </style:style>
    <style:style style:name="P15" style:family="paragraph" style:parent-style-name="Text_20_body">
      <style:text-properties officeooo:rsid="0043af11" officeooo:paragraph-rsid="0043af11"/>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3c23d9" officeooo:paragraph-rsid="0051ed57" style:font-style-asian="normal" style:font-style-complex="normal"/>
    </style:style>
    <style:style style:name="P23" style:family="paragraph" style:parent-style-name="Text_20_body">
      <style:text-properties fo:font-style="normal" officeooo:rsid="00403caf" officeooo:paragraph-rsid="0051ed57" style:font-style-asian="normal" style:font-style-complex="normal"/>
    </style:style>
    <style:style style:name="P24" style:family="paragraph" style:parent-style-name="Text_20_body">
      <style:text-properties fo:font-style="normal" officeooo:rsid="00403caf" officeooo:paragraph-rsid="00403caf" style:font-style-asian="normal" style:font-style-complex="normal"/>
    </style:style>
    <style:style style:name="P25" style:family="paragraph" style:parent-style-name="Text_20_body">
      <style:text-properties fo:font-style="normal" officeooo:rsid="004de9a5" officeooo:paragraph-rsid="0052c271" style:font-style-asian="normal" style:font-style-complex="normal"/>
    </style:style>
    <style:style style:name="P26" style:family="paragraph" style:parent-style-name="Text_20_body">
      <style:text-properties fo:font-style="normal" officeooo:rsid="004d3dcc" officeooo:paragraph-rsid="0052c271" style:font-style-asian="normal" style:font-style-complex="normal"/>
    </style:style>
    <style:style style:name="P27"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28" style:family="paragraph" style:parent-style-name="Text_20_body">
      <style:text-properties officeooo:rsid="005fde75" officeooo:paragraph-rsid="005fde75"/>
    </style:style>
    <style:style style:name="P29" style:family="paragraph" style:parent-style-name="Text_20_body">
      <style:text-properties officeooo:paragraph-rsid="005fde75"/>
    </style:style>
    <style:style style:name="P30" style:family="paragraph" style:parent-style-name="Text_20_body">
      <style:text-properties officeooo:rsid="0062dff0" officeooo:paragraph-rsid="0062dff0"/>
    </style:style>
    <style:style style:name="P31" style:family="paragraph" style:parent-style-name="Text_20_body">
      <style:text-properties officeooo:rsid="0062dff0" officeooo:paragraph-rsid="006401b5"/>
    </style:style>
    <style:style style:name="P32" style:family="paragraph" style:parent-style-name="Text_20_body">
      <style:text-properties officeooo:rsid="006401b5" officeooo:paragraph-rsid="006401b5"/>
    </style:style>
    <style:style style:name="P33" style:family="paragraph" style:parent-style-name="Text_20_body">
      <style:text-properties officeooo:rsid="0064a053" officeooo:paragraph-rsid="0064a053"/>
    </style:style>
    <style:style style:name="P34" style:family="paragraph" style:parent-style-name="Text_20_body">
      <style:text-properties officeooo:rsid="00674bf4" officeooo:paragraph-rsid="00674bf4"/>
    </style:style>
    <style:style style:name="P35" style:family="paragraph" style:parent-style-name="Text_20_body">
      <style:text-properties officeooo:rsid="004ad401" officeooo:paragraph-rsid="004ad401"/>
    </style:style>
    <style:style style:name="P36" style:family="paragraph" style:parent-style-name="Text_20_body">
      <style:text-properties officeooo:rsid="0069770f" officeooo:paragraph-rsid="0069770f"/>
    </style:style>
    <style:style style:name="P37" style:family="paragraph" style:parent-style-name="Text_20_body">
      <style:text-properties officeooo:rsid="00734497" officeooo:paragraph-rsid="00734497"/>
    </style:style>
    <style:style style:name="P38" style:family="paragraph" style:parent-style-name="Text_20_body">
      <style:text-properties officeooo:paragraph-rsid="003c23d9"/>
    </style:style>
    <style:style style:name="P39" style:family="paragraph" style:parent-style-name="Text_20_body">
      <style:text-properties officeooo:rsid="00873ac5" officeooo:paragraph-rsid="00873ac5"/>
    </style:style>
    <style:style style:name="P40" style:family="paragraph" style:parent-style-name="Text_20_body">
      <style:text-properties officeooo:rsid="008b6c5e" officeooo:paragraph-rsid="008b6c5e"/>
    </style:style>
    <style:style style:name="P41" style:family="paragraph" style:parent-style-name="Text_20_body">
      <style:text-properties officeooo:rsid="0092920b" officeooo:paragraph-rsid="0092920b"/>
    </style:style>
    <style:style style:name="P42" style:family="paragraph" style:parent-style-name="Text_20_body">
      <style:text-properties officeooo:rsid="00989354" officeooo:paragraph-rsid="00989354"/>
    </style:style>
    <style:style style:name="P43" style:family="paragraph" style:parent-style-name="Text_20_body">
      <style:text-properties officeooo:rsid="009feecd" officeooo:paragraph-rsid="009feecd"/>
    </style:style>
    <style:style style:name="P44" style:family="paragraph" style:parent-style-name="Text_20_body">
      <style:text-properties officeooo:rsid="00a283c3" officeooo:paragraph-rsid="00a283c3"/>
    </style:style>
    <style:style style:name="P45" style:family="paragraph" style:parent-style-name="Text_20_body">
      <style:text-properties officeooo:rsid="0045486d"/>
    </style:style>
    <style:style style:name="P46" style:family="paragraph" style:parent-style-name="Text_20_body">
      <style:text-properties officeooo:rsid="00a92964" officeooo:paragraph-rsid="00a92964"/>
    </style:style>
    <style:style style:name="P47" style:family="paragraph" style:parent-style-name="Text_20_body">
      <style:text-properties officeooo:rsid="00aacc78" officeooo:paragraph-rsid="00aacc78"/>
    </style:style>
    <style:style style:name="P48" style:family="paragraph" style:parent-style-name="Text_20_body">
      <style:text-properties officeooo:rsid="00ab4ab0" officeooo:paragraph-rsid="00ab4ab0"/>
    </style:style>
    <style:style style:name="P49" style:family="paragraph" style:parent-style-name="Text_20_body">
      <style:text-properties officeooo:rsid="00ab4ab0" officeooo:paragraph-rsid="00ac5888"/>
    </style:style>
    <style:style style:name="P50" style:family="paragraph" style:parent-style-name="Text_20_body">
      <style:text-properties officeooo:rsid="00ad720f" officeooo:paragraph-rsid="00ad720f"/>
    </style:style>
    <style:style style:name="P51" style:family="paragraph" style:parent-style-name="Text_20_body">
      <style:text-properties officeooo:paragraph-rsid="00aff2fa"/>
    </style:style>
    <style:style style:name="P52" style:family="paragraph" style:parent-style-name="Text_20_body">
      <style:text-properties officeooo:rsid="005e998e" officeooo:paragraph-rsid="005e998e"/>
    </style:style>
    <style:style style:name="P53" style:family="paragraph" style:parent-style-name="Text_20_body">
      <style:text-properties officeooo:rsid="00b6e0a7" officeooo:paragraph-rsid="00b6e0a7"/>
    </style:style>
    <style:style style:name="P54" style:family="paragraph" style:parent-style-name="Text_20_body">
      <style:text-properties officeooo:rsid="006061e9" officeooo:paragraph-rsid="006061e9"/>
    </style:style>
    <style:style style:name="P55" style:family="paragraph" style:parent-style-name="Preformatted_20_Text">
      <style:text-properties officeooo:paragraph-rsid="001dc413"/>
    </style:style>
    <style:style style:name="P56" style:family="paragraph" style:parent-style-name="Preformatted_20_Text">
      <style:text-properties officeooo:rsid="001dc413" officeooo:paragraph-rsid="001dc413"/>
    </style:style>
    <style:style style:name="P57" style:family="paragraph" style:parent-style-name="Preformatted_20_Text">
      <style:text-properties style:text-underline-style="none"/>
    </style:style>
    <style:style style:name="P58" style:family="paragraph" style:parent-style-name="Preformatted_20_Text">
      <style:text-properties officeooo:paragraph-rsid="0027cdf3"/>
    </style:style>
    <style:style style:name="P59" style:family="paragraph" style:parent-style-name="Preformatted_20_Text">
      <style:text-properties officeooo:rsid="0027cdf3" officeooo:paragraph-rsid="0027cdf3"/>
    </style:style>
    <style:style style:name="P60" style:family="paragraph" style:parent-style-name="Preformatted_20_Text">
      <style:text-properties officeooo:rsid="002bcced" officeooo:paragraph-rsid="002bcced"/>
    </style:style>
    <style:style style:name="P61" style:family="paragraph" style:parent-style-name="Preformatted_20_Text">
      <style:text-properties officeooo:rsid="0043af11" officeooo:paragraph-rsid="0043af11"/>
    </style:style>
    <style:style style:name="P62" style:family="paragraph" style:parent-style-name="Preformatted_20_Text">
      <style:text-properties officeooo:paragraph-rsid="0043af11"/>
    </style:style>
    <style:style style:name="P63" style:family="paragraph" style:parent-style-name="Preformatted_20_Text">
      <style:text-properties officeooo:paragraph-rsid="0045486d"/>
    </style:style>
    <style:style style:name="P64" style:family="paragraph" style:parent-style-name="Preformatted_20_Text">
      <style:text-properties officeooo:paragraph-rsid="0045de37"/>
    </style:style>
    <style:style style:name="P65" style:family="paragraph" style:parent-style-name="Preformatted_20_Text">
      <style:text-properties officeooo:paragraph-rsid="0048db8a"/>
    </style:style>
    <style:style style:name="P66" style:family="paragraph" style:parent-style-name="Preformatted_20_Text">
      <style:text-properties officeooo:paragraph-rsid="004d3dcc"/>
    </style:style>
    <style:style style:name="P67" style:family="paragraph" style:parent-style-name="Preformatted_20_Text">
      <style:text-properties officeooo:paragraph-rsid="006061e9"/>
    </style:style>
    <style:style style:name="P68" style:family="paragraph" style:parent-style-name="Preformatted_20_Text">
      <style:text-properties fo:font-size="8pt" style:font-size-asian="8pt" style:font-size-complex="8pt"/>
    </style:style>
    <style:style style:name="P69" style:family="paragraph" style:parent-style-name="Preformatted_20_Text">
      <style:text-properties fo:font-size="8pt" officeooo:paragraph-rsid="0080537b" style:font-size-asian="8pt" style:font-size-complex="8pt"/>
    </style:style>
    <style:style style:name="P70" style:family="paragraph" style:parent-style-name="Preformatted_20_Text">
      <style:text-properties fo:font-size="8pt" officeooo:paragraph-rsid="00a0dc14" style:font-size-asian="8pt" style:font-size-complex="8pt"/>
    </style:style>
    <style:style style:name="P71" style:family="paragraph" style:parent-style-name="Preformatted_20_Text">
      <style:text-properties officeooo:rsid="006061e9" officeooo:paragraph-rsid="006061e9"/>
    </style:style>
    <style:style style:name="P72" style:family="paragraph" style:parent-style-name="Preformatted_20_Text">
      <style:text-properties officeooo:rsid="00873ac5" officeooo:paragraph-rsid="00873ac5"/>
    </style:style>
    <style:style style:name="P73" style:family="paragraph" style:parent-style-name="Preformatted_20_Text">
      <style:text-properties officeooo:paragraph-rsid="0092920b"/>
    </style:style>
    <style:style style:name="P74" style:family="paragraph" style:parent-style-name="Preformatted_20_Text">
      <style:text-properties officeooo:rsid="0092920b" officeooo:paragraph-rsid="0092920b"/>
    </style:style>
    <style:style style:name="P75" style:family="paragraph" style:parent-style-name="Preformatted_20_Text">
      <style:text-properties officeooo:paragraph-rsid="00a31e95"/>
    </style:style>
    <style:style style:name="P76" style:family="paragraph" style:parent-style-name="Preformatted_20_Text">
      <style:text-properties officeooo:paragraph-rsid="00bac90b"/>
    </style:style>
    <style:style style:name="P7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78" style:family="paragraph" style:parent-style-name="Standard">
      <style:text-properties officeooo:rsid="001e30f4" officeooo:paragraph-rsid="002bcced"/>
    </style:style>
    <style:style style:name="P79" style:family="paragraph" style:parent-style-name="Standard">
      <style:text-properties officeooo:rsid="00203c5b" officeooo:paragraph-rsid="002bcced"/>
    </style:style>
    <style:style style:name="P80" style:family="paragraph" style:parent-style-name="Standard">
      <style:text-properties officeooo:rsid="00203c5b" officeooo:paragraph-rsid="003a7f2b"/>
    </style:style>
    <style:style style:name="P81" style:family="paragraph" style:parent-style-name="Standard">
      <style:text-properties officeooo:rsid="00203c5b" officeooo:paragraph-rsid="007abaec"/>
    </style:style>
    <style:style style:name="P8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8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8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8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86"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87"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88"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89" style:family="paragraph" style:parent-style-name="Standard">
      <style:text-properties officeooo:rsid="007abaec" officeooo:paragraph-rsid="007abaec"/>
    </style:style>
    <style:style style:name="P90" style:family="paragraph" style:parent-style-name="Text_20_body">
      <style:text-properties fo:font-style="normal" officeooo:rsid="00989354" officeooo:paragraph-rsid="00989354" style:font-style-asian="normal" style:font-style-complex="normal"/>
    </style:style>
    <style:style style:name="P91" style:family="paragraph" style:parent-style-name="Text_20_body" style:list-style-name="L3">
      <style:text-properties fo:font-style="normal" officeooo:rsid="00a92964" officeooo:paragraph-rsid="00a92964" style:font-style-asian="normal" style:font-style-complex="normal"/>
    </style:style>
    <style:style style:name="P92" style:family="paragraph" style:parent-style-name="Text_20_body">
      <style:text-properties fo:font-style="normal" officeooo:rsid="00a92964" officeooo:paragraph-rsid="00a92964" style:font-style-asian="normal" style:font-style-complex="normal"/>
    </style:style>
    <style:style style:name="P93" style:family="paragraph" style:parent-style-name="Text_20_body">
      <style:text-properties fo:font-style="normal" officeooo:rsid="00aacc78" officeooo:paragraph-rsid="00aacc78" style:font-style-asian="normal" style:font-style-complex="normal"/>
    </style:style>
    <style:style style:name="P94" style:family="paragraph" style:parent-style-name="Text_20_body">
      <style:text-properties fo:font-style="normal" officeooo:rsid="00ab4ab0" officeooo:paragraph-rsid="00ac5888" style:font-style-asian="normal" style:font-style-complex="normal"/>
    </style:style>
    <style:style style:name="P95" style:family="paragraph" style:parent-style-name="Text_20_body" style:list-style-name="L1">
      <style:text-properties officeooo:rsid="00a3845b" officeooo:paragraph-rsid="00a3845b"/>
    </style:style>
    <style:style style:name="P96" style:family="paragraph" style:parent-style-name="Text_20_body" style:list-style-name="L1">
      <style:text-properties fo:font-style="italic" officeooo:rsid="00a3845b" officeooo:paragraph-rsid="00a3845b" style:font-style-asian="italic" style:font-style-complex="italic"/>
    </style:style>
    <style:style style:name="P97" style:family="paragraph" style:parent-style-name="Text_20_body" style:list-style-name="L2">
      <style:text-properties officeooo:rsid="00a92964" officeooo:paragraph-rsid="00a92964"/>
    </style:style>
    <style:style style:name="P98" style:family="paragraph" style:parent-style-name="Text_20_body" style:list-style-name="L3">
      <style:text-properties officeooo:rsid="00a92964" officeooo:paragraph-rsid="00a92964"/>
    </style:style>
    <style:style style:name="P99" style:family="paragraph" style:parent-style-name="Text_20_body" style:list-style-name="L3">
      <style:text-properties officeooo:rsid="00a92964" officeooo:paragraph-rsid="00aacc78"/>
    </style:style>
    <style:style style:name="P100" style:family="paragraph" style:parent-style-name="Text_20_body" style:list-style-name="L4">
      <style:text-properties officeooo:rsid="00873ac5" officeooo:paragraph-rsid="00873ac5"/>
    </style:style>
    <style:style style:name="P101" style:family="paragraph" style:parent-style-name="Text_20_body">
      <style:text-properties officeooo:rsid="004b844b" officeooo:paragraph-rsid="004b844b"/>
    </style:style>
    <style:style style:name="P102" style:family="paragraph" style:parent-style-name="Text_20_body">
      <style:text-properties officeooo:rsid="00bcce0e" officeooo:paragraph-rsid="00bcce0e"/>
    </style:style>
    <style:style style:name="P103" style:family="paragraph" style:parent-style-name="Heading_20_1">
      <style:text-properties officeooo:rsid="001c18ac" officeooo:paragraph-rsid="001c18ac"/>
    </style:style>
    <style:style style:name="P104" style:family="paragraph" style:parent-style-name="Heading_20_1">
      <style:text-properties officeooo:rsid="00278888" officeooo:paragraph-rsid="00278888"/>
    </style:style>
    <style:style style:name="P105" style:family="paragraph" style:parent-style-name="Preformatted_20_Text">
      <style:text-properties fo:font-size="8pt" officeooo:paragraph-rsid="00a31e95" style:font-size-asian="8pt" style:font-size-complex="8pt"/>
    </style:style>
    <style:style style:name="P106" style:family="paragraph" style:parent-style-name="Preformatted_20_Text">
      <style:text-properties officeooo:rsid="00bac90b" officeooo:paragraph-rsid="00bac90b"/>
    </style:style>
    <style:style style:name="P107" style:family="paragraph" style:parent-style-name="Heading_20_2">
      <style:text-properties officeooo:rsid="00989354" officeooo:paragraph-rsid="00989354"/>
    </style:style>
    <style:style style:name="P108" style:family="paragraph" style:parent-style-name="Heading_20_2">
      <style:text-properties officeooo:rsid="001dc413" officeooo:paragraph-rsid="001dc413"/>
    </style:style>
    <style:style style:name="P109" style:family="paragraph" style:parent-style-name="Heading_20_2">
      <style:text-properties officeooo:rsid="00278888" officeooo:paragraph-rsid="00278888"/>
    </style:style>
    <style:style style:name="P110" style:family="paragraph" style:parent-style-name="Heading_20_2">
      <style:text-properties officeooo:rsid="004de9a5" officeooo:paragraph-rsid="004de9a5"/>
    </style:style>
    <style:style style:name="P111" style:family="paragraph" style:parent-style-name="Heading_20_3">
      <style:text-properties officeooo:rsid="0027cdf3" officeooo:paragraph-rsid="0027cdf3"/>
    </style:style>
    <style:style style:name="P112" style:family="paragraph" style:parent-style-name="Heading_20_3">
      <style:text-properties officeooo:rsid="005fde75" officeooo:paragraph-rsid="005fde75"/>
    </style:style>
    <style:style style:name="P113" style:family="paragraph" style:parent-style-name="Heading_20_4">
      <style:text-properties fo:font-style="normal" style:font-style-asian="normal" style:font-style-complex="normal"/>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3af11" style:font-style-asian="italic" style:font-style-complex="italic"/>
    </style:style>
    <style:style style:name="T5" style:family="text">
      <style:text-properties fo:font-style="italic" officeooo:rsid="0048db8a" style:font-style-asian="italic" style:font-style-complex="italic"/>
    </style:style>
    <style:style style:name="T6" style:family="text">
      <style:text-properties fo:font-style="italic" officeooo:rsid="00497a50" style:font-style-asian="italic" style:font-style-complex="italic"/>
    </style:style>
    <style:style style:name="T7" style:family="text">
      <style:text-properties fo:font-style="italic" officeooo:rsid="003c23d9" style:font-style-asian="italic" style:font-style-complex="italic"/>
    </style:style>
    <style:style style:name="T8" style:family="text">
      <style:text-properties fo:font-style="italic" officeooo:rsid="0092920b" style:font-style-asian="italic" style:font-style-complex="italic"/>
    </style:style>
    <style:style style:name="T9" style:family="text">
      <style:text-properties fo:font-style="italic" officeooo:rsid="009feecd" style:font-style-asian="italic" style:font-style-complex="italic"/>
    </style:style>
    <style:style style:name="T10" style:family="text">
      <style:text-properties fo:font-style="italic" officeooo:rsid="003f1546" style:font-style-asian="italic" style:font-style-complex="italic"/>
    </style:style>
    <style:style style:name="T11" style:family="text">
      <style:text-properties fo:font-style="italic" officeooo:rsid="00b32834" style:font-style-asian="italic" style:font-style-complex="italic"/>
    </style:style>
    <style:style style:name="T12" style:family="text">
      <style:text-properties fo:font-style="italic" officeooo:rsid="009f29f1" style:font-style-asian="italic" style:font-style-complex="italic"/>
    </style:style>
    <style:style style:name="T13" style:family="text">
      <style:text-properties fo:font-style="italic" officeooo:rsid="00768a73" style:font-style-asian="italic" style:font-style-complex="italic"/>
    </style:style>
    <style:style style:name="T14" style:family="text">
      <style:text-properties fo:font-style="italic" officeooo:rsid="00b5c321"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534df4"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a7f2b"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3e0629" style:font-style-asian="normal" style:font-style-complex="normal"/>
    </style:style>
    <style:style style:name="T21" style:family="text">
      <style:text-properties fo:font-style="normal" officeooo:rsid="003f1546" style:font-style-asian="normal" style:font-style-complex="normal"/>
    </style:style>
    <style:style style:name="T22" style:family="text">
      <style:text-properties fo:font-style="normal" officeooo:rsid="00403caf" style:font-style-asian="normal" style:font-style-complex="normal"/>
    </style:style>
    <style:style style:name="T23" style:family="text">
      <style:text-properties fo:font-style="normal" officeooo:rsid="0048db8a" style:font-style-asian="normal" style:font-style-complex="normal"/>
    </style:style>
    <style:style style:name="T24" style:family="text">
      <style:text-properties fo:font-style="normal" officeooo:rsid="00497a50" style:font-style-asian="normal" style:font-style-complex="normal"/>
    </style:style>
    <style:style style:name="T25" style:family="text">
      <style:text-properties fo:font-style="normal" officeooo:rsid="004b844b" style:font-style-asian="normal" style:font-style-complex="normal"/>
    </style:style>
    <style:style style:name="T26" style:family="text">
      <style:text-properties fo:font-style="normal" officeooo:rsid="0039a713" style:font-style-asian="normal" style:font-style-complex="normal"/>
    </style:style>
    <style:style style:name="T27" style:family="text">
      <style:text-properties fo:font-style="normal" officeooo:rsid="004faa6a" style:font-style-asian="normal" style:font-style-complex="normal"/>
    </style:style>
    <style:style style:name="T28" style:family="text">
      <style:text-properties fo:font-style="normal" officeooo:rsid="005aa345" style:font-style-asian="normal" style:font-style-complex="normal"/>
    </style:style>
    <style:style style:name="T29" style:family="text">
      <style:text-properties fo:font-style="normal" officeooo:rsid="003c23d9" style:font-style-asian="normal" style:font-style-complex="normal"/>
    </style:style>
    <style:style style:name="T30" style:family="text">
      <style:text-properties fo:font-style="normal" officeooo:rsid="008c3fc2" style:font-style-asian="normal" style:font-style-complex="normal"/>
    </style:style>
    <style:style style:name="T31" style:family="text">
      <style:text-properties fo:font-style="normal" officeooo:rsid="0092920b" style:font-style-asian="normal" style:font-style-complex="normal"/>
    </style:style>
    <style:style style:name="T32" style:family="text">
      <style:text-properties fo:font-style="normal" officeooo:rsid="009eb17b" style:font-style-asian="normal" style:font-style-complex="normal"/>
    </style:style>
    <style:style style:name="T33" style:family="text">
      <style:text-properties fo:font-style="normal" officeooo:rsid="00a31e95" style:font-style-asian="normal" style:font-style-complex="normal"/>
    </style:style>
    <style:style style:name="T34" style:family="text">
      <style:text-properties fo:font-style="normal" officeooo:rsid="00a42303" style:font-style-asian="normal" style:font-style-complex="normal"/>
    </style:style>
    <style:style style:name="T35" style:family="text">
      <style:text-properties fo:font-style="normal" officeooo:rsid="00a58dd0" style:font-style-asian="normal" style:font-style-complex="normal"/>
    </style:style>
    <style:style style:name="T36" style:family="text">
      <style:text-properties fo:font-style="normal" officeooo:rsid="00a94ec5" style:font-style-asian="normal" style:font-style-complex="normal"/>
    </style:style>
    <style:style style:name="T37" style:family="text">
      <style:text-properties fo:font-style="normal" officeooo:rsid="00aacc78" style:font-style-asian="normal" style:font-style-complex="normal"/>
    </style:style>
    <style:style style:name="T38" style:family="text">
      <style:text-properties fo:font-style="normal" officeooo:rsid="00ac5888" style:font-style-asian="normal" style:font-style-complex="normal"/>
    </style:style>
    <style:style style:name="T39" style:family="text">
      <style:text-properties fo:font-style="normal" officeooo:rsid="00af8b98" style:font-style-asian="normal" style:font-style-complex="normal"/>
    </style:style>
    <style:style style:name="T40" style:family="text">
      <style:text-properties fo:font-style="normal" officeooo:rsid="00b32834" style:font-style-asian="normal" style:font-style-complex="normal"/>
    </style:style>
    <style:style style:name="T41" style:family="text">
      <style:text-properties fo:font-style="normal" officeooo:rsid="00b9e35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138ff" style:font-style-asian="normal" style:font-weight-asian="normal" style:font-style-complex="normal" style:font-weight-complex="normal"/>
    </style:style>
    <style:style style:name="T44" style:family="text">
      <style:text-properties fo:font-style="normal" fo:font-weight="normal" officeooo:rsid="003a7f2b" style:font-style-asian="normal" style:font-weight-asian="normal" style:font-style-complex="normal" style:font-weight-complex="normal"/>
    </style:style>
    <style:style style:name="T45" style:family="text">
      <style:text-properties fo:font-style="normal" fo:font-weight="normal" officeooo:rsid="004f77f4" style:font-style-asian="normal" style:font-weight-asian="normal" style:font-style-complex="normal" style:font-weight-complex="normal"/>
    </style:style>
    <style:style style:name="T46" style:family="text">
      <style:text-properties fo:font-style="normal" fo:font-weight="normal" officeooo:rsid="004fb653" style:font-style-asian="normal" style:font-weight-asian="normal" style:font-style-complex="normal" style:font-weight-complex="normal"/>
    </style:style>
    <style:style style:name="T47" style:family="text">
      <style:text-properties fo:font-style="normal" fo:font-weight="normal" officeooo:rsid="0050854f" style:font-style-asian="normal" style:font-weight-asian="normal" style:font-style-complex="normal" style:font-weight-complex="normal"/>
    </style:style>
    <style:style style:name="T48" style:family="text">
      <style:text-properties fo:font-style="normal" fo:font-weight="normal" officeooo:rsid="00534df4" style:font-style-asian="normal" style:font-weight-asian="normal" style:font-style-complex="normal" style:font-weight-complex="normal"/>
    </style:style>
    <style:style style:name="T49" style:family="text">
      <style:text-properties fo:font-style="normal" fo:font-weight="normal" officeooo:rsid="005aa345" style:font-style-asian="normal" style:font-weight-asian="normal" style:font-style-complex="normal" style:font-weight-complex="normal"/>
    </style:style>
    <style:style style:name="T50" style:family="text">
      <style:text-properties fo:font-style="normal" fo:font-weight="normal" officeooo:rsid="0079b304" style:font-style-asian="normal" style:font-weight-asian="normal" style:font-style-complex="normal" style:font-weight-complex="normal"/>
    </style:style>
    <style:style style:name="T51" style:family="text">
      <style:text-properties fo:font-style="normal" fo:font-weight="normal" officeooo:rsid="0090b79e" style:font-style-asian="normal" style:font-weight-asian="normal" style:font-style-complex="normal" style:font-weight-complex="normal"/>
    </style:style>
    <style:style style:name="T52" style:family="text">
      <style:text-properties fo:font-style="normal" fo:font-weight="normal" officeooo:rsid="0094e0e0" style:font-style-asian="normal" style:font-weight-asian="normal" style:font-style-complex="normal" style:font-weight-complex="normal"/>
    </style:style>
    <style:style style:name="T53" style:family="text">
      <style:text-properties fo:font-style="normal" fo:font-weight="normal" officeooo:rsid="00a92964" style:font-style-asian="normal" style:font-weight-asian="normal" style:font-style-complex="normal" style:font-weight-complex="normal"/>
    </style:style>
    <style:style style:name="T54" style:family="text">
      <style:text-properties fo:font-style="normal" fo:font-weight="normal" officeooo:rsid="00b9e356"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4f77f4" style:font-style-asian="normal" style:font-weight-asian="bold" style:font-style-complex="normal" style:font-weight-complex="bold"/>
    </style:style>
    <style:style style:name="T57" style:family="text">
      <style:text-properties fo:font-style="normal" fo:font-weight="bold" officeooo:rsid="005aa345" style:font-style-asian="normal" style:font-weight-asian="bold" style:font-style-complex="normal" style:font-weight-complex="bold"/>
    </style:style>
    <style:style style:name="T58" style:family="text">
      <style:text-properties fo:font-style="normal" fo:font-weight="bold" officeooo:rsid="00ac5888" style:font-style-asian="normal" style:font-weight-asian="bold" style:font-style-complex="normal" style:font-weight-complex="bold"/>
    </style:style>
    <style:style style:name="T59" style:family="text">
      <style:text-properties fo:font-style="normal" fo:font-weight="bold" officeooo:rsid="00b9e356" style:font-style-asian="normal" style:font-weight-asian="bold" style:font-style-complex="normal" style:font-weight-complex="bold"/>
    </style:style>
    <style:style style:name="T60" style:family="text">
      <style:text-properties fo:font-weight="bold" style:font-weight-asian="bold" style:font-weight-complex="bold"/>
    </style:style>
    <style:style style:name="T61" style:family="text">
      <style:text-properties fo:font-weight="bold" officeooo:rsid="00421228" style:font-weight-asian="bold" style:font-weight-complex="bold"/>
    </style:style>
    <style:style style:name="T62" style:family="text">
      <style:text-properties fo:font-weight="bold" officeooo:rsid="00734497" style:font-weight-asian="bold" style:font-weight-complex="bold"/>
    </style:style>
    <style:style style:name="T63" style:family="text">
      <style:text-properties fo:font-weight="bold" officeooo:rsid="00768a73"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0421228" style:font-weight-asian="normal" style:font-weight-complex="normal"/>
    </style:style>
    <style:style style:name="T66" style:family="text">
      <style:text-properties fo:font-weight="normal" officeooo:rsid="00768a73" style:font-weight-asian="normal" style:font-weight-complex="normal"/>
    </style:style>
    <style:style style:name="T67" style:family="text">
      <style:text-properties fo:font-weight="normal" officeooo:rsid="00a5b9ee" style:font-weight-asian="normal" style:font-weight-complex="normal"/>
    </style:style>
    <style:style style:name="T68" style:family="text">
      <style:text-properties fo:font-weight="normal" officeooo:rsid="00a778ba" style:font-weight-asian="normal" style:font-weight-complex="normal"/>
    </style:style>
    <style:style style:name="T69" style:family="text">
      <style:text-properties officeooo:rsid="0027cdf3"/>
    </style:style>
    <style:style style:name="T70" style:family="text">
      <style:text-properties officeooo:rsid="00292a3f"/>
    </style:style>
    <style:style style:name="T71" style:family="text">
      <style:text-properties officeooo:rsid="002b01c0"/>
    </style:style>
    <style:style style:name="T72" style:family="text">
      <style:text-properties officeooo:rsid="002bcced"/>
    </style:style>
    <style:style style:name="T73" style:family="text">
      <style:text-properties officeooo:rsid="00203c5b"/>
    </style:style>
    <style:style style:name="T74" style:family="text">
      <style:text-properties officeooo:rsid="00a77051"/>
    </style:style>
    <style:style style:name="T75" style:family="text">
      <style:text-properties fo:color="#000000" style:font-name="Liberation Mono" fo:font-size="9pt" fo:font-style="normal" fo:font-weight="normal" style:font-style-asian="normal" style:font-weight-asian="normal" style:font-style-complex="normal" style:font-weight-complex="normal"/>
    </style:style>
    <style:style style:name="T76"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79" style:family="text">
      <style:text-properties fo:color="#ffffff" style:text-underline-style="none" fo:font-weight="bold" style:font-weight-asian="bold" style:font-weight-complex="bold"/>
    </style:style>
    <style:style style:name="T80" style:family="text">
      <style:text-properties officeooo:rsid="003309b9"/>
    </style:style>
    <style:style style:name="T81" style:family="text">
      <style:text-properties officeooo:rsid="003a7f2b"/>
    </style:style>
    <style:style style:name="T82" style:family="text">
      <style:text-properties officeooo:rsid="00403caf"/>
    </style:style>
    <style:style style:name="T83" style:family="text">
      <style:text-properties officeooo:rsid="0040d61c"/>
    </style:style>
    <style:style style:name="T84" style:family="text">
      <style:text-properties officeooo:rsid="00421228"/>
    </style:style>
    <style:style style:name="T85" style:family="text">
      <style:text-properties officeooo:rsid="0045486d"/>
    </style:style>
    <style:style style:name="T86" style:family="text">
      <style:text-properties officeooo:rsid="0045de37"/>
    </style:style>
    <style:style style:name="T87" style:family="text">
      <style:text-properties officeooo:rsid="0048db8a"/>
    </style:style>
    <style:style style:name="T88" style:family="text">
      <style:text-properties officeooo:rsid="00497a50"/>
    </style:style>
    <style:style style:name="T89" style:family="text">
      <style:text-properties officeooo:rsid="004991e6"/>
    </style:style>
    <style:style style:name="T90" style:family="text">
      <style:text-properties officeooo:rsid="004d3dcc"/>
    </style:style>
    <style:style style:name="T91" style:family="text">
      <style:text-properties officeooo:rsid="004de9a5"/>
    </style:style>
    <style:style style:name="T92" style:family="text">
      <style:text-properties officeooo:rsid="0050f624"/>
    </style:style>
    <style:style style:name="T93" style:family="text">
      <style:text-properties officeooo:rsid="00533de6"/>
    </style:style>
    <style:style style:name="T94" style:family="text">
      <style:text-properties officeooo:rsid="00534df4"/>
    </style:style>
    <style:style style:name="T95" style:family="text">
      <style:text-properties officeooo:rsid="0054cf04"/>
    </style:style>
    <style:style style:name="T96" style:family="text">
      <style:text-properties officeooo:rsid="006061e9"/>
    </style:style>
    <style:style style:name="T97" style:family="text">
      <style:text-properties officeooo:rsid="006243d5"/>
    </style:style>
    <style:style style:name="T98" style:family="text">
      <style:text-properties officeooo:rsid="006401b5"/>
    </style:style>
    <style:style style:name="T99" style:family="text">
      <style:text-properties officeooo:rsid="00667473"/>
    </style:style>
    <style:style style:name="T100" style:family="text">
      <style:text-properties officeooo:rsid="006b38e7"/>
    </style:style>
    <style:style style:name="T101" style:family="text">
      <style:text-properties fo:font-size="8pt" style:font-size-asian="8pt" style:font-size-complex="8pt"/>
    </style:style>
    <style:style style:name="T102" style:family="text">
      <style:text-properties fo:font-size="8pt" officeooo:rsid="00b32834" style:font-size-asian="8pt" style:font-size-complex="8pt"/>
    </style:style>
    <style:style style:name="T103" style:family="text">
      <style:text-properties officeooo:rsid="007096d6"/>
    </style:style>
    <style:style style:name="T104" style:family="text">
      <style:text-properties officeooo:rsid="00734497"/>
    </style:style>
    <style:style style:name="T105" style:family="text">
      <style:text-properties officeooo:rsid="00768a73"/>
    </style:style>
    <style:style style:name="T106" style:family="text">
      <style:text-properties officeooo:rsid="00778092"/>
    </style:style>
    <style:style style:name="T107" style:family="text">
      <style:text-properties officeooo:rsid="00779dd8"/>
    </style:style>
    <style:style style:name="T108" style:family="text">
      <style:text-properties officeooo:rsid="0079b304"/>
    </style:style>
    <style:style style:name="T109" style:family="text">
      <style:text-properties officeooo:rsid="007dfda2"/>
    </style:style>
    <style:style style:name="T110" style:family="text">
      <style:text-properties officeooo:rsid="007efc37"/>
    </style:style>
    <style:style style:name="T111" style:family="text">
      <style:text-properties officeooo:rsid="007fd787"/>
    </style:style>
    <style:style style:name="T112" style:family="text">
      <style:text-properties officeooo:rsid="0080537b"/>
    </style:style>
    <style:style style:name="T113" style:family="text">
      <style:text-properties officeooo:rsid="008c3fc2"/>
    </style:style>
    <style:style style:name="T114" style:family="text">
      <style:text-properties officeooo:rsid="0090b79e"/>
    </style:style>
    <style:style style:name="T115" style:family="text">
      <style:text-properties officeooo:rsid="0091c55f"/>
    </style:style>
    <style:style style:name="T116" style:family="text">
      <style:text-properties officeooo:rsid="0092920b"/>
    </style:style>
    <style:style style:name="T117" style:family="text">
      <style:text-properties officeooo:rsid="00989354"/>
    </style:style>
    <style:style style:name="T118" style:family="text">
      <style:text-properties style:font-name="Liberation Mono1" fo:font-size="10pt" style:font-size-asian="10pt" style:font-size-complex="10pt"/>
    </style:style>
    <style:style style:name="T119" style:family="text">
      <style:text-properties officeooo:rsid="009f29f1"/>
    </style:style>
    <style:style style:name="T120" style:family="text">
      <style:text-properties officeooo:rsid="009feecd"/>
    </style:style>
    <style:style style:name="T121" style:family="text">
      <style:text-properties officeooo:rsid="00a58dd0"/>
    </style:style>
    <style:style style:name="T122" style:family="text">
      <style:text-properties officeooo:rsid="00aff2fa"/>
    </style:style>
    <style:style style:name="T123" style:family="text">
      <style:text-properties officeooo:rsid="00b15c14"/>
    </style:style>
    <style:style style:name="T124" style:family="text">
      <style:text-properties officeooo:rsid="00b32834"/>
    </style:style>
    <style:style style:name="T125" style:family="text">
      <style:text-properties officeooo:rsid="00b6e0a7"/>
    </style:style>
    <style:style style:name="T126" style:family="text">
      <style:text-properties officeooo:rsid="00b829a7"/>
    </style:style>
    <style:style style:name="T127" style:family="text">
      <style:text-properties officeooo:rsid="00b9e356"/>
    </style:style>
    <style:style style:name="T128" style:family="text">
      <style:text-properties officeooo:rsid="00bac9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h text:style-name="P103" text:outline-level="1"><text:bookmark-start text:name="__RefHeading___Toc5465_3816005984"/>Introduction<text:bookmark-end text:name="__RefHeading___Toc5465_3816005984"/></text:h>
      <text:p text:style-name="P1"><text:span text:style-name="T94">The QDL interpreter may be run from the command line but there is also another supplied tool called the </text:span><text:span text:style-name="T16">workspace</text:span><text:span text:style-name="T48">. This runs a QDL interpreter and lets you run commands interactively as well as stores state </text:span><text:span text:style-name="T51">(</text:span><text:span text:style-name="T48">so you can create a bunch of variables and save them for future use). <text:s/>Sessions may be saved and loaded.</text:span> </text:p>
      <text:h text:style-name="P103" text:outline-level="1"><text:bookmark-start text:name="__RefHeading___Toc5467_3816005984"/>Getting and starting <text:span text:style-name="T9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57"/>
      <text:p text:style-name="P55">*****************************************</text:p>
      <text:p text:style-name="Preformatted_20_Text">Welcome to the QDL Workspace</text:p>
      <text:p text:style-name="P55">Version 1.0</text:p>
      <text:p text:style-name="P77">Type )help for help.<text:line-break/>*****************************************</text:p>
      <text:p text:style-name="P2">The prompt is simply an indent of 4 space<text:span text:style-name="T114">s</text:span>. So try it out by typing the famous program</text:p>
      <text:p text:style-name="Preformatted_20_Text"><text:s text:c="4"/><text:span text:style-name="T115">say(‘Hello world’);</text:span></text:p>
      <text:p text:style-name="P56">Hello world</text:p>
      <text:p text:style-name="P56"/>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reformatted_20_Text"><text:soft-page-break/><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4">y</text:span></text:p>
      <text:p text:style-name="Preformatted_20_Text">exiting...</text:p>
      <text:h text:style-name="P107" text:outline-level="2">Running a single script</text:h>
      <text:p text:style-name="P42">You may run a single script with the <text:span text:style-name="T3">-run­ + script_path</text:span><text:span text:style-name="T19"> argument if invoking via java:</text:span></text:p>
      <text:p text:style-name="Preformatted_20_Text">java -jar qdl.jar -cfg config_file -name config_name -run script_path</text:p>
      <text:p text:style-name="P90"><text:line-break/>or from the command line with the shell script as </text:p>
      <text:p text:style-name="Preformatted_20_Text">qdl <text:span text:style-name="T117">script_path</text:span></text:p>
      <text:p text:style-name="Text_20_body"><text:line-break/><text:span text:style-name="T117">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0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2493510542" text:style-name="L1">
        <text:list-item>
          <text:p text:style-name="P95">)ws is the command</text:p>
        </text:list-item>
        <text:list-item>
          <text:p text:style-name="P96">save<text:span text:style-name="T19"> is the action</text:span></text:p>
        </text:list-item>
        <text:list-item>
          <text:p text:style-name="P96">my_space.ws<text:span text:style-name="T19"> is the only argument, in this case.</text:span></text:p>
        </text:list-item>
      </text:list>
      <text:p text:style-name="P11"><text:span text:style-name="T19">Arguments may be simple, such as a single file name here, or there may be several of them. </text:span><text:span text:style-name="T34">This varies per command, </text:span><text:span text:style-name="T39">hence this reference</text:span><text:span text:style-name="T34">.</text:span></text:p>
      <text:p text:style-name="P5"><text:soft-page-break/>In the command reference that follows, the heading of the section is the command and the subsections are the actions. <text:span text:style-name="T69">An argument of – means that this may be omitted and is the default.</text:span></text:p>
      <text:h text:style-name="Heading_20_1" text:outline-level="1"><text:bookmark-start text:name="__RefHeading___Toc5540_3816005984"/><text:span text:style-name="T73">T</text:span>emplates <text:span text:style-name="T73">and script preprocessing</text:span><text:bookmark-end text:name="__RefHeading___Toc5540_3816005984"/></text:h>
      <text:p text:style-name="P78"/>
      <text:p text:style-name="P81">You may set values directly in the <text:span text:style-name="T74">interpreter </text:span>environment and access them via <text:span text:style-name="T81">the </text:span><text:s/><text:span text:style-name="T15">templating syntax</text:span> of <text:span text:style-name="T118">${…}</text:span>. </text:p>
      <text:p text:style-name="P81"/>
      <text:p text:style-name="P88">Note:<text:span text:style-name="T42"> This is a feature of the workspace and is </text:span><text:span text:style-name="T64">not</text:span><text:span text:style-name="T42">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86"/>
      <text:p text:style-name="P89">An example of how to use this: Let’s set two environment variables:</text:p>
      <text:p text:style-name="P79"/>
      <text:p text:style-name="P60">)env set vo voPersonExternalID</text:p>
      <text:p text:style-name="P60">)env set a @accounts.google.com</text:p>
      <text:p text:style-name="Preformatted_20_Text"/>
      <text:p text:style-name="P79"/>
      <text:p text:style-name="P80">The template are done <text:span text:style-name="T15">before</text:span><text:span text:style-name="T42"> any </text:span><text:span text:style-name="T43">parsing or </text:span><text:span text:style-name="T42">other processing. <text:s/></text:span><text:span text:style-name="T44">In computer languages a lot of use can be made of pre</text:span><text:span text:style-name="T18">-</text:span><text:span text:style-name="T44">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82"/>
      <text:p text:style-name="P83">So you could use this to, for instance, keep typos to a minimum but issuing statements like (assuming <text:span text:style-name="T118">claims.oidc</text:span> has the value 349765)</text:p>
      <text:p text:style-name="P84"/>
      <text:p text:style-name="Preformatted_20_Text"><text:s text:c="4"/>${vo} := claims.oidc + ‘<text:span text:style-name="T72">${a}</text:span>’;</text:p>
      <text:p text:style-name="Preformatted_20_Text"><text:s text:c="4"/>say(${vo});</text:p>
      <text:p text:style-name="Preformatted_20_Text"><text:a xlink:type="simple" xlink:href="mailto:349765@accounts.google.com" text:style-name="Internet_20_link" text:visited-style-name="Visited_20_Internet_20_Link"><text:span text:style-name="T79">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79">349765@accounts.google.com</text:span></text:a></text:p>
      <text:p text:style-name="P84"/>
      <text:p text:style-name="P85"/>
      <text:p text:style-name="P79">What is the advantage of this? You can embed things like code snippets <text:span text:style-name="T81">(especially the one you keep mistyping) <text:s/></text:span>or use it to prevent spelling issues or to future proof. In this case, if there were several references to <text:span text:style-name="T75">voPersonExternalID, </text:span><text:span text:style-name="T77">then the template allows you to set this one place in your script. </text:span><text:span text:style-name="T78">Note that this lets you template for things like control structures, names of functions or really anything – it is wholly outside the language. </text:span><text:span text:style-name="T77">If the name of ever changes (to say <text:s/></text:span><text:span text:style-name="T76">voPersonExternalID_v2 </text:span>then you would need to only change where it is set in the environment and the changes would take place automatically. While fairly trivial to use, it can make a lot of <text:span text:style-name="T109">coding/testing</text:span> considerably easier. </text:p>
      <text:p text:style-name="P87"/>
      <text:h text:style-name="Heading_20_2" text:outline-level="2">Repeating the last command</text:h>
      <text:p text:style-name="P40">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text:soft-page-break/>2020-03-16T22:0<text:span text:style-name="T113">7</text:span>:31.626Z</text:p>
      <text:p text:style-name="Text_20_body"/>
      <text:p text:style-name="P40">In this case, <text:span text:style-name="T113">the current date and time are created and then repeated. </text:span></text:p>
      <text:h text:style-name="Heading_20_2" text:outline-level="2">Listing things</text:h>
      <text:p text:style-name="P46">For the following commands</text:p>
      <text:list xml:id="list901168816" text:style-name="L2">
        <text:list-item>
          <text:p text:style-name="P97">)funcs</text:p>
        </text:list-item>
        <text:list-item>
          <text:p text:style-name="P97">)vars</text:p>
        </text:list-item>
        <text:list-item>
          <text:p text:style-name="P97">)modules</text:p>
        </text:list-item>
      </text:list>
      <text:p text:style-name="P46">Each allows for various formatting switches when listing. These are</text:p>
      <text:list xml:id="list2577255246" text:style-name="L3">
        <text:list-item>
          <text:p text:style-name="P98">-r <text:span text:style-name="T3">regex­ = </text:span><text:span text:style-name="T19">apply the regex to each element of the output for matching</text:span></text:p>
        </text:list-item>
        <text:list-item>
          <text:p text:style-name="P91">-cols = list in columnar formatting</text:p>
        </text:list-item>
        <text:list-item>
          <text:p text:style-name="P98"><text:span text:style-name="T19">-w </text:span><text:span text:style-name="T3">int</text:span><text:span text:style-name="T19"> set the max display width. Note that -cols overrides this</text:span></text:p>
        </text:list-item>
        <text:list-item>
          <text:p text:style-name="P99"><text:span text:style-name="T19">-</text:span><text:span text:style-name="T36">compact = show namespaces as lists, </text:span><text:span text:style-name="T37">so rather than a#q and b#q you’d see [a,b]#q.</text:span></text:p>
        </text:list-item>
      </text:list>
      <text:p text:style-name="P93">A few examples:</text:p>
      <text:p text:style-name="P47"><text:span text:style-name="T37">S</text:span><text:span text:style-name="T19">how the system functions that start with </text:span><text:span text:style-name="T3">to_</text:span><text:span text:style-name="T19">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7">to_upper()</text:span><text:span text:style-name="T36"> </text:span></text:p>
      <text:p text:style-name="P92"/>
      <text:p text:style-name="P49"><text:span text:style-name="T38">Remember that for regexes the idiom </text:span><text:span text:style-name="T58">.*</text:span><text:span text:style-name="T38"> means to match any character, so </text:span><text:span text:style-name="T58">to_.*</text:span><text:span text:style-name="T38"> means just match anything that starts with </text:span><text:span text:style-name="T58">to_</text:span><text:span text:style-name="T38">. <text:s/>Also, you do not need a start of line character because each entry is not a line. </text:span></text:p>
      <text:p text:style-name="P94">Just list the functions:</text:p>
      <text:p text:style-name="Preformatted_20_Text"><text:s text:c="2"/>)funcs </text:p>
      <text:p text:style-name="Preformatted_20_Text">a#f(1) <text:s text:c="4"/>arf#f(1) <text:s text:c="2"/>b#f(1) <text:s text:c="4"/>c#f(1) <text:s text:c="4"/>d#f(1) <text:s text:c="4"/>woof#f(1)</text:p>
      <text:p text:style-name="Text_20_body"/>
      <text:p text:style-name="P48">Now list them in compact notation</text:p>
      <text:p text:style-name="Preformatted_20_Text"><text:s text:c="2"/>)funcs -compact</text:p>
      <text:p text:style-name="Preformatted_20_Text">[a, d]#f(1) <text:s text:c="12"/>[b, c, arf, woof]#f(1)</text:p>
      <text:p text:style-name="Text_20_body"/>
      <text:p text:style-name="P50">And now, list all of the system (built-in) functions with their namespaces (-fq flag is specific here) that are in the <text:span text:style-name="T15">io</text:span> namespace and restrict the output to 60 characters in width:</text:p>
      <text:p text:style-name="Preformatted_20_Text"><text:s text:c="2"/>)funcs system -fq -r io#.* -w 60</text:p>
      <text:p text:style-name="Preformatted_20_Text"><text:soft-page-break/>io#dir() <text:s text:c="5"/>io#print() <text:s text:c="3"/>io#say() <text:s text:c="5"/>io#unmount() <text:s/></text:p>
      <text:p text:style-name="Preformatted_20_Text">io#mount() <text:s text:c="3"/>io#read() <text:s text:c="4"/>io#scan() <text:s text:c="4"/>io#write() <text:s text:c="2"/></text:p>
      <text:h text:style-name="P104" text:outline-level="1"><text:bookmark-start text:name="__RefHeading___Toc5471_3816005984"/>Command reference<text:bookmark-end text:name="__RefHeading___Toc5471_3816005984"/></text:h>
      <text:h text:style-name="P109" text:outline-level="2"><text:bookmark-start text:name="__RefHeading___Toc5473_3816005984"/>)buffer<text:bookmark-end text:name="__RefHeading___Toc5473_3816005984"/></text:h>
      <text:p text:style-name="P13">A <text:span text:style-name="T3">buffer</text:span><text:span text:style-name="T19"> is just a bunch of text. </text:span><text:span text:style-name="T35">A buffer on disk is just a file, hence every </text:span><text:span text:style-name="T19">file </text:span><text:span text:style-name="T35">is </text:span><text:span text:style-name="T19">a buffer. In an interpreted language, you may want to have several statements that can be executed together. You may buffer them, then have them execute at once. There is also an editor supplied (see the </text:span><text:span text:style-name="T55">)edit</text:span><text:span text:style-name="T19"> section below), though that is wholly optional. </text:span></text:p>
      <text:p text:style-name="P38"><text:span text:style-name="T29">There are two types of buffers, </text:span><text:span text:style-name="T7">local</text:span><text:span text:style-name="T29"> which is kept inside the workspace and </text:span><text:span text:style-name="T7">external</text:span><text:span text:style-name="T29"> which is just a fancy name for any file. </text:span><text:span text:style-name="T35">You may have both or neither.</text:span></text:p>
      <text:h text:style-name="Heading_20_3" text:outline-level="3"><text:bookmark-start text:name="__RefHeading___Toc5475_3816005984"/><text:span text:style-name="T109">l</text:span>ocal<text:bookmark-end text:name="__RefHeading___Toc5475_3816005984"/></text:h>
      <text:p text:style-name="P13">These actions relate to the management of the local buffer. <text:span text:style-name="T84">You may set what the active buffer is using </text:span><text:span text:style-name="T61">on</text:span><text:span text:style-name="T84"> and </text:span><text:span text:style-name="T61">off</text:span><text:span text:style-name="T84"> here. This effects the </text:span><text:span text:style-name="T61">)edit</text:span><text:span text:style-name="T65"> and quick run </text:span><text:span text:style-name="T61">)</text:span><text:span text:style-name="T65"> commands.</text:span> </text:p>
      <text:h text:style-name="P113" text:outline-level="4"><text:bookmark-start text:name="__RefHeading___Toc5546_3816005984"/>append <text:span text:style-name="T3">file_name</text:span><text:bookmark-end text:name="__RefHeading___Toc5546_3816005984"/></text:h>
      <text:p text:style-name="P9"><text:span text:style-name="T19"><text:s text:c="2"/>append the given file to the end of the current buffer. See </text:span>prepend<text:span text:style-name="T19"> in this section for inserting a file at the beginning.</text:span></text:p>
      <text:h text:style-name="Heading_20_4" text:outline-level="4"><text:bookmark-start text:name="__RefHeading___Toc5548_3816005984"/>clear <text:bookmark-end text:name="__RefHeading___Toc5548_3816005984"/></text:h>
      <text:p text:style-name="P9"><text:span text:style-name="T19">clear the local buffer. </text:span><text:span text:style-name="T22">All contents will be lost.</text:span></text:p>
      <text:h text:style-name="Heading_20_4" text:outline-level="4"><text:bookmark-start text:name="__RefHeading___Toc5550_3816005984"/>load file_name <text:bookmark-end text:name="__RefHeading___Toc5550_3816005984"/></text:h>
      <text:p text:style-name="P9"><text:span text:style-name="T19"><text:s/>load the given file into the local buffer, </text:span><text:span text:style-name="T21">replacing its contents</text:span><text:span text:style-name="T19">. This implicitly sets the focus to the local buffer</text:span></text:p>
      <text:h text:style-name="Heading_20_4" text:outline-level="4"><text:bookmark-start text:name="__RefHeading___Toc5552_3816005984"/>off <text:bookmark-end text:name="__RefHeading___Toc5552_3816005984"/></text:h>
      <text:p text:style-name="P22">turn local buffering off</text:p>
      <text:h text:style-name="Heading_20_4" text:outline-level="4"><text:bookmark-start text:name="__RefHeading___Toc5554_3816005984"/>on <text:bookmark-end text:name="__RefHeading___Toc5554_3816005984"/></text:h>
      <text:p text:style-name="P22"><text:s/>turn local buffering on</text:p>
      <text:p text:style-name="P10">Example of how to use local buffering to put in a longer statement</text:p>
      <text:p text:style-name="Preformatted_20_Text">)buffer local on</text:p>
      <text:p text:style-name="P72">)edit</text:p>
      <text:p text:style-name="P72">CLI editor.</text:p>
      <text:p text:style-name="P72">Empty buffer. Type ? to see help.</text:p>
      <text:p text:style-name="P72">edit &gt;i</text:p>
      <text:p text:style-name="P72">define[</text:p>
      <text:p text:style-name="P72"><text:s text:c="4"/>sum(a, b)</text:p>
      <text:p text:style-name="P72"><text:s text:c="3"/>]body[</text:p>
      <text:p text:style-name="P72"><text:soft-page-break/><text:s text:c="4"/>&gt;&gt; add a pair of integers and return the sum.</text:p>
      <text:p text:style-name="P72"><text:s text:c="4"/>c:= a+b; </text:p>
      <text:p text:style-name="P72"><text:s text:c="4"/>return(c); // this terminates execution and returns the value.</text:p>
      <text:p text:style-name="P72"><text:s text:c="3"/>];</text:p>
      <text:p text:style-name="P72"/>
      <text:p text:style-name="P72">say('the sum of 3 and 4 is ' + sum(3,4));</text:p>
      <text:p text:style-name="P72">.</text:p>
      <text:p text:style-name="P72">edit &gt;q</text:p>
      <text:p text:style-name="P72">done!</text:p>
      <text:p text:style-name="P72"><text:s text:c="2"/>)</text:p>
      <text:p text:style-name="P72">the sum of 3 and 4 is 7</text:p>
      <text:p text:style-name="P72"><text:s text:c="2"/>)funcs help sum 2</text:p>
      <text:p text:style-name="P72">add a pair of integers and return the sum.</text:p>
      <text:p text:style-name="Text_20_body"/>
      <text:p text:style-name="P39">So what does this do?</text:p>
      <text:list xml:id="list2296009706" text:style-name="L4">
        <text:list-item>
          <text:p text:style-name="P100">Creates a local buffer to store commands</text:p>
        </text:list-item>
        <text:list-item>
          <text:p text:style-name="P100">edits it (i<text:span text:style-name="T3"> </text:span><text:span text:style-name="T19">means to input, the single period at the start of a line means exit input mode)</text:span></text:p>
        </text:list-item>
        <text:list-item>
          <text:p text:style-name="P100"><text:span text:style-name="T3">q </text:span><text:span text:style-name="T19">quits the editor </text:span><text:span text:style-name="T30">so you can now run the buffer rather then edit it.</text:span></text:p>
        </text:list-item>
        <text:list-item>
          <text:p text:style-name="P100"><text:span text:style-name="T55">)</text:span><text:span text:style-name="T42"> – a single left parenthesis – means to run whatever is in the buffer. The buffer has a a function defined and runs it.</text:span></text:p>
        </text:list-item>
        <text:list-item>
          <text:p text:style-name="P100"><text:span text:style-name="T42">Checks that the comment in the function is reasonable by showing it with the )help command. </text:span><text:span text:style-name="T19"><text:s/></text:span></text:p>
        </text:list-item>
      </text:list>
      <text:h text:style-name="Heading_20_4" text:outline-level="4"><text:bookmark-start text:name="__RefHeading___Toc5556_3816005984"/><text:span text:style-name="T19">prepend</text:span> file_name <text:bookmark-end text:name="__RefHeading___Toc5556_3816005984"/></text:h>
      <text:p text:style-name="P22"><text:s/>insert the file at the beginning of the current buffer. </text:p>
      <text:h text:style-name="Heading_20_4" text:outline-level="4"><text:bookmark-start text:name="__RefHeading___Toc5558_3816005984"/><text:span text:style-name="T21">save </text:span><text:span text:style-name="T10">file_name</text:span><text:span text:style-name="T3"> </text:span><text:bookmark-end text:name="__RefHeading___Toc5558_3816005984"/></text:h>
      <text:p text:style-name="P9"><text:span text:style-name="T20">saves </text:span><text:span text:style-name="T19">the current buffer to </text:span><text:span text:style-name="T20">the given file</text:span><text:span text:style-name="T19">. </text:span></text:p>
      <text:h text:style-name="Heading_20_4" text:outline-level="4"><text:bookmark-start text:name="__RefHeading___Toc5560_3816005984"/>show <text:bookmark-end text:name="__RefHeading___Toc5560_3816005984"/></text:h>
      <text:p text:style-name="P23">prints the contents to the console.</text:p>
      <text:p text:style-name="P24">So for example to load the sample hello world file and print it to the console:</text:p>
      <text:p text:style-name="Preformatted_20_Text"><text:s text:c="2"/>)buffer local load /home/<text:span text:style-name="T82">jeff</text:span>/dev/<text:span text:style-name="T82">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83">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4"><text:soft-page-break/>A blank line is returned since th<text:span text:style-name="T84">e</text:span> buffer is empty.</text:p>
      <text:h text:style-name="Heading_20_3" text:outline-level="3"><text:bookmark-start text:name="__RefHeading___Toc5477_3816005984"/><text:span text:style-name="T109">f</text:span>ile<text:bookmark-end text:name="__RefHeading___Toc5477_3816005984"/></text:h>
      <text:p text:style-name="P14">These relate to using an external file as the buffer. This has the great advantage that you can edit it in your favorite editor and have the system run it as you develop by using the quick run command, <text:span text:style-name="T60">)</text:span><text:span text:style-name="T64">.</text:span></text:p>
      <text:h text:style-name="Heading_20_4" text:outline-level="4"><text:bookmark-start text:name="__RefHeading___Toc5562_3816005984"/><text:span text:style-name="T19">file</text:span> file_name <text:bookmark-end text:name="__RefHeading___Toc5562_3816005984"/></text:h>
      <text:p text:style-name="P27">use this file as the currently active buffer.</text:p>
      <text:p text:style-name="P15"><text:span text:style-name="T64">If the current active buffer is set to </text:span><text:span text:style-name="T60">local</text:span><text:span text:style-name="T64"> you must also change that.</text:span></text:p>
      <text:h text:style-name="Heading_20_2" text:outline-level="2"><text:bookmark-start text:name="__RefHeading___Toc5479_3816005984"/>)clear<text:bookmark-end text:name="__RefHeading___Toc5479_3816005984"/></text:h>
      <text:p text:style-name="P6">See )ws clear. A typical invocation looks like</text:p>
      <text:p text:style-name="P58"><text:s text:c="4"/>)clear</text:p>
      <text:p text:style-name="P59">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71">(aka </text:span><text:span text:style-name="T4">quick run</text:span><text:span text:style-name="T71">)</text:span><text:bookmark-end text:name="__RefHeading___Toc5481_3816005984"/></text:h>
      <text:p text:style-name="P6">This is the “run <text:span text:style-name="T121">the </text:span>buffer” command. <text:span text:style-name="T70">It is <text:s/>very useful shorthand. One nice application is to use this on whatever you are editing externally. So set your buffer to a file and make sure that local mode is off: </text:span></text:p>
      <text:p text:style-name="Preformatted_20_Text">)buffer file file_path</text:p>
      <text:p text:style-name="P61">)buffer local off</text:p>
      <text:p text:style-name="Text_20_body"/>
      <text:p text:style-name="P7">and your favorite external editor on the file. Edit for a bit, then when you are ready to test something, simply enter this command and the file will be read and executed immediately. <text:span text:style-name="T121">Note that each time the file will be reloaded from disk so you always see you immediate changes.</text:span></text:p>
      <text:p text:style-name="P7">If you have opted for a local buffer, then that will be executed instead. <text:span text:style-name="T71">This is a great convenience when writing code. Here is an example where we load the hello world sample and run it</text:span></text:p>
      <text:p text:style-name="P62"><text:s text:c="2"/>)buffer local load /home/<text:span text:style-name="T82">jeff</text:span>/dev/<text:span text:style-name="T82">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text:soft-page-break/></text:p>
      <text:p text:style-name="P15">Note that all that was needed to run this was the single character, <text:span text:style-name="T60">)</text:span><text:span text:style-name="T64">. </text:span><text:span text:style-name="T67">A</text:span><text:span text:style-name="T64">n external file </text:span><text:span text:style-name="T67">example </text:span><text:span text:style-name="T68">(using an environment variable for shorthand)</text:span><text:span text:style-name="T67">:</text:span></text:p>
      <text:p text:style-name="P64"><text:s text:c="4"/><text:span text:style-name="T86">)env set q </text:span><text:s/>/home/<text:span text:style-name="T82">jeff</text:span>/dev/<text:span text:style-name="T82">qdl/example</text:span> </text:p>
      <text:p text:style-name="P64"><text:s text:c="4"/>)buffer file <text:span text:style-name="T85">${q}</text:span>/hello_world.qdl</text:p>
      <text:p text:style-name="P63">Buffer set to "/home/<text:span text:style-name="T82">jeff</text:span>/dev/<text:span text:style-name="T82">qdl/examples</text:span>/hello_world.qdl.</text:p>
      <text:p text:style-name="Preformatted_20_Text"><text:s text:c="4"/>)</text:p>
      <text:p text:style-name="Preformatted_20_Text">Hello world!</text:p>
      <text:p text:style-name="P45"/>
      <text:h text:style-name="P110" text:outline-level="2"><text:bookmark-start text:name="__RefHeading___Toc5564_3816005984"/>)edit<text:bookmark-end text:name="__RefHeading___Toc5564_3816005984"/></text:h>
      <text:h text:style-name="Heading_20_3" text:outline-level="3"><text:bookmark-start text:name="__RefHeading___Toc5566_3816005984"/>– (no argument)<text:bookmark-end text:name="__RefHeading___Toc5566_3816005984"/></text:h>
      <text:p text:style-name="P20">edit whatever the current buffer is</text:p>
      <text:h text:style-name="Heading_20_3" text:outline-level="3"><text:bookmark-start text:name="__RefHeading___Toc5568_3816005984"/>local <text:bookmark-end text:name="__RefHeading___Toc5568_3816005984"/></text:h>
      <text:p text:style-name="P20">Edit the local buffer, regardless of whether it is active or not.</text:p>
      <text:h text:style-name="Heading_20_3" text:outline-level="3"><text:bookmark-start text:name="__RefHeading___Toc5570_3816005984"/><text:span text:style-name="T110">f</text:span>ile [<text:span text:style-name="T3">filename</text:span>]<text:bookmark-end text:name="__RefHeading___Toc5570_3816005984"/></text:h>
      <text:p text:style-name="P25"><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18">The editor supplied with QDL is a very basic, no bones about it <text:span text:style-name="T3">line editor</text:span><text:span text:style-name="T19"> meaning that you issue commands </text:span><text:span text:style-name="T3">about</text:span><text:span text:style-name="T19"> the lines. </text:span><text:span text:style-name="T27">You will not see what you are editing unless you tell it to show you </text:span><text:span text:style-name="T32">(</text:span><text:span text:style-name="T28">the </text:span><text:span text:style-name="T57">p</text:span><text:span text:style-name="T49"> command)</text:span><text:span text:style-name="T27">. </text:span><text:span text:style-name="T19">If you invoke the editor, you may see help by issuing the </text:span><text:span text:style-name="T55">?</text:span><text:span text:style-name="T42"> At the </text:span><text:span text:style-name="T55">edit&gt;</text:span><text:span text:style-name="T4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8">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text:soft-page-break/>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1">e</text:span>dit &gt;</text:p>
      <text:p text:style-name="Text_20_body"/>
      <text:p text:style-name="P18">Note that the end of this you are returned to the prompt. <text:span text:style-name="T60">p</text:span><text:span text:style-name="T64"> prints the buffer, </text:span><text:span text:style-name="T57">i</text:span><text:span text:style-name="T42"> lets you insert text until you enter a single period. <text:s/></text:span><text:span text:style-name="T56">q</text:span><text:span text:style-name="T45"> quits. </text:span><text:span text:style-name="T46">It is actually quite nice – it has a clipboard, supports regexs for certain operations and the list goes on.</text:span></text:p>
      <text:p text:style-name="P18"><text:span text:style-name="T42">Why have such an editor in th</text:span><text:span text:style-name="T47">is</text:span><text:span text:style-name="T42"> great day and age? Because not all keyboards are created equal (</text:span><text:span text:style-name="T17">e.g</text:span><text:span text:style-name="T42">., does you</text:span><text:span text:style-name="T50">r</text:span><text:span text:style-name="T42"> cellphone let you hit the escape key? Can’t use the estimable old unix editor </text:span><text:span text:style-name="T17">vi</text:span><text:span text:style-name="T42"> without that.) Also, it seems that invariably if I need to log in to a server </text:span><text:span text:style-name="T46">(which never have GUIs, since they are servers) </text:span><text:span text:style-name="T42">remotely during an emergency, the terminal type gets screwed up and it all defaults back to 7 bit ASCII – pretty much the exact character set QDL recognizes. </text:span><text:span text:style-name="T53">(Quick reminder that variables and functions use a small set of characters, but strings are fully UTF-8.) </text:span><text:span text:style-name="T42">This editor is </text:span><text:span text:style-name="T17">not</text:span><text:span text:style-name="T42"> intended to be the go to. The intent is that you set an external file, use whatever you like and when you need to run your code, just </text:span><text:span text:style-name="T46">h</text:span><text:span text:style-name="T42">it </text:span><text:span text:style-name="T55">)</text:span><text:span text:style-name="T42"> in the workspace. The editor, however, is pretty darned useful if you need it and since I had it lying around, why not?</text:span></text:p>
      <text:p text:style-name="P19"><text:span text:style-name="T42">One last little quirk is that the editor is indeed a completely stand alone program invoked </text:span><text:span text:style-name="T50">b</text:span><text:span text:style-name="T42">y the workspace, so you can save your work in it to a file. If you are using it to edit the local buffer, all you need to do is exit (enter </text:span><text:span text:style-name="T55">q </text:span><text:span text:style-name="T42">at the prompt) and don’t choose save </text:span><text:span text:style-name="T52">(unless you want another copy of the buffer in an external file)</text:span><text:span text:style-name="T42">,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5"><text:s/></text:span><text:span text:style-name="T23">Set the </text:span><text:span text:style-name="T5">variable</text:span><text:span text:style-name="T23"> to have the given </text:span><text:span text:style-name="T5">value</text:span><text:span text:style-name="T23">. </text:span><text:span text:style-name="T80">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88">We could supply the value of </text:span><text:span text:style-name="T6">list</text:span><text:span text:style-name="T24"> but don’t since it is optional.</text:span></text:p>
      <text:p text:style-name="P65"><text:s text:c="2"/>)env</text:p>
      <text:p text:style-name="P65">Current environment variables:</text:p>
      <text:p text:style-name="P65">{</text:p>
      <text:p text:style-name="P65"><text:s/><text:span text:style-name="T87">qdl_root=/home/bob/apps/qdl</text:span></text:p>
      <text:p text:style-name="P65"><text:s/>arf=abc d goldfish </text:p>
      <text:p text:style-name="P65"><text:s/>a=armstrong(600); </text:p>
      <text:p text:style-name="P65"><text:s/>d=load_module('/tmp/boot.qdl'); </text:p>
      <text:p text:style-name="P65"><text:s/>foo=12345 </text:p>
      <text:p text:style-name="P65">}</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3">l</text:span>ist, – <text:span text:style-name="T116">[</text:span><text:span text:style-name="T11">switch</text:span><text:span text:style-name="T14">e</text:span><text:span text:style-name="T11">s</text:span><text:span text:style-name="T116">]</text:span><text:bookmark-end text:name="__RefHeading___Toc5586_3816005984"/></text:h>
      <text:p text:style-name="P51">list all of the current functions in your workspace <text:span text:style-name="T122">See the note above for command line switches that apply to this action.</text:span></text:p>
      <text:p text:style-name="P41">Note that if you want to list <text:span text:style-name="T124">specific </text:span>functions, you <text:span text:style-name="T3">must</text:span><text:span text:style-name="T19"> use the list command plus a regex. So let us say you had</text:span></text:p>
      <text:p text:style-name="Preformatted_20_Text"><text:s text:c="4"/>define[f(x)]body[return(x+1);];</text:p>
      <text:p text:style-name="Preformatted_20_Text"><text:s text:c="4"/>define[f(x,y)]body[return(x+y);]; <text:s text:c="2"/></text:p>
      <text:p text:style-name="P73"><text:soft-page-break/><text:s text:c="4"/>define[foo(x)]body[return(x-2);];</text:p>
      <text:p text:style-name="Text_20_body"/>
      <text:p text:style-name="P41">To to list any functions named exactly <text:span text:style-name="T3">g</text:span><text:span text:style-name="T19"> you would issue</text:span></text:p>
      <text:p text:style-name="Preformatted_20_Text"><text:s text:c="2"/>)funcs list -<text:span text:style-name="T123">r </text:span>g.*</text:p>
      <text:p text:style-name="Preformatted_20_Text"/>
      <text:p text:style-name="Text_20_body"/>
      <text:p text:style-name="P41">(No such functions exist.) So now let us list the ones called <text:span text:style-name="T3">f</text:span><text:span text:style-name="T19">:</text:span></text:p>
      <text:p text:style-name="Preformatted_20_Text"><text:s text:c="2"/>)funcs list -<text:span text:style-name="T124">r </text:span>f.*</text:p>
      <text:p text:style-name="Preformatted_20_Text">f(1), f(2)</text:p>
      <text:p text:style-name="Text_20_body"><text:line-break/><text:span text:style-name="T116">To list every function that starts with </text:span><text:span text:style-name="T8">f</text:span><text:span text:style-name="T31"> we use the regex </text:span><text:span text:style-name="T8">f.*</text:span><text:span text:style-name="T31"> the ‘.*’ means to take any character (the period) and match any. So can be read as </text:span><text:span text:style-name="T8">f</text:span><text:span text:style-name="T31"> + anything:</text:span></text:p>
      <text:p text:style-name="Preformatted_20_Text"><text:s text:c="4"/><text:span text:style-name="T116">)funcs list -r f.*</text:span></text:p>
      <text:p text:style-name="P74">f(1), f(2), foo(1)</text:p>
      <text:p text:style-name="Text_20_body"><text:line-break/><text:span text:style-name="T116">By the same token, to just get the functions that start with </text:span><text:span text:style-name="T8">fo</text:span><text:span text:style-name="T31"> you would use </text:span><text:span text:style-name="T8">fo.*</text:span><text:span text:style-name="T31"> like so</text:span></text:p>
      <text:p text:style-name="P74"><text:s text:c="4"/>)funcs list fo.*</text:p>
      <text:p text:style-name="P74">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6"> </text:span><text:bookmark-end text:name="__RefHeading___Toc5590_3816005984"/></text:h>
      <text:p text:style-name="P26"><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2">Note that they are qualified as needed and have their argument counts included. <text:span text:style-name="T90">To list a specific function, you would issue something like this:</text:span></text:p>
      <text:p text:style-name="P66"><text:s text:c="2"/>)funcs help armstrong 1</text:p>
      <text:p text:style-name="P66">An Armstrong number is a 3 digit number that is equal to the sum of its cubed digits. This computes them for 100 &lt; n &lt; 1000.</text:p>
      <text:p text:style-name="P66"><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0">s</text:span>ystem <text:span text:style-name="T119">[</text:span><text:span text:style-name="T12">-fq</text:span><text:span text:style-name="T119">] [switches]</text:span><text:bookmark-end text:name="__RefHeading___Toc8207_2391341561"/></text:h>
      <text:p text:style-name="P36">This will list the built in system functions in tabular format. Note that none of these has argument counts listed, because most of these have variable length arguments. This is intended to let you look up a name. <text:span text:style-name="T120">You may also show the fully qualified names with the -</text:span><text:span text:style-name="T9">fq</text:span><text:span text:style-name="T120"> switch. </text:span>There is also no help (at this <text:soft-page-break/>point) for each of these available <text:span text:style-name="T10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36"/>
      <text:p text:style-name="P75"><text:span text:style-name="T101"><text:s text:c="2"/>)funcs system -</text:span><text:span text:style-name="T102">w</text:span><text:span text:style-name="T101"> 80</text:span></text:p>
      <text:p text:style-name="P105">abs() <text:s text:c="12"/>for_keys() <text:s text:c="7"/>is_list() <text:s text:c="8"/>raise_error() <text:s text:c="4"/>substring() <text:s text:c="6"/>vfs_unmount() <text:s text:c="4"/></text:p>
      <text:p text:style-name="P105">box() <text:s text:c="12"/>for_next() <text:s text:c="7"/>keys() <text:s text:c="11"/>random() <text:s text:c="9"/>to_hex() <text:s text:c="9"/>write_file() <text:s text:c="5"/></text:p>
      <text:p text:style-name="P105">break() <text:s text:c="10"/>from_hex() <text:s text:c="7"/>list_append() <text:s text:c="4"/>random_string() <text:s text:c="2"/>to_json() <text:s text:c="8"/></text:p>
      <text:p text:style-name="P105">check_after() <text:s text:c="4"/>from_json() <text:s text:c="6"/>list_copy() <text:s text:c="6"/>read_file() <text:s text:c="6"/>to_list() <text:s text:c="8"/></text:p>
      <text:p text:style-name="P105">common_keys() <text:s text:c="4"/>has_keys() <text:s text:c="7"/>list_insert_at() <text:s/>remove() <text:s text:c="9"/>to_lower() <text:s text:c="7"/></text:p>
      <text:p text:style-name="P105">contains() <text:s text:c="7"/>hash() <text:s text:c="11"/>list_keys() <text:s text:c="6"/>rename_keys() <text:s text:c="4"/>to_upper() <text:s text:c="7"/></text:p>
      <text:p text:style-name="P105">continue() <text:s text:c="7"/>import() <text:s text:c="9"/>list_subset() <text:s text:c="4"/>replace() <text:s text:c="8"/>tokenize() <text:s text:c="7"/></text:p>
      <text:p text:style-name="P105">date_iso() <text:s text:c="7"/>include_keys() <text:s text:c="3"/>load_module() <text:s text:c="4"/>return() <text:s text:c="9"/>trim() <text:s text:c="11"/></text:p>
      <text:p text:style-name="P105">date_ms() <text:s text:c="8"/>index_of() <text:s text:c="7"/>load_script() <text:s text:c="4"/>run_script() <text:s text:c="5"/>unbox() <text:s text:c="10"/></text:p>
      <text:p text:style-name="P105">decode_b64() <text:s text:c="5"/>indices() <text:s text:c="8"/>mask() <text:s text:c="11"/>say() <text:s text:c="12"/>union() <text:s text:c="10"/></text:p>
      <text:p text:style-name="P105">dir() <text:s text:c="12"/>insert() <text:s text:c="9"/>mod() <text:s text:c="12"/>scan() <text:s text:c="11"/>vdecode() <text:s text:c="8"/></text:p>
      <text:p text:style-name="P105">encode_b64() <text:s text:c="5"/>is_defined() <text:s text:c="5"/>numeric_digits() <text:s/>set_default() <text:s text:c="4"/>vencode() <text:s text:c="8"/></text:p>
      <text:p text:style-name="P105">exclude_keys() <text:s text:c="3"/>is_function() <text:s text:c="4"/>print() <text:s text:c="10"/>size() <text:s text:c="11"/>vfs_mount() <text:s text:c="6"/></text:p>
      <text:p text:style-name="P105"><text:s text:c="6"/></text:p>
      <text:p text:style-name="Text_20_body"/>
      <text:p text:style-name="P43">And just to show what all the fully qualified names look like</text:p>
      <text:p text:style-name="P70"><text:s/>)funcs system -fq -<text:span text:style-name="T124">w </text:span>80</text:p>
      <text:p text:style-name="P70">io#dir() <text:s text:c="14"/>math#numeric_digits() <text:s/>stem#list_keys() <text:s text:c="6"/>sys#for_next() <text:s text:c="6"/>sys#trim() <text:s text:c="12"/></text:p>
      <text:p text:style-name="P70">io#mount() <text:s text:c="12"/>math#random() <text:s text:c="9"/>stem#list_subset() <text:s text:c="4"/>sys#import() <text:s text:c="8"/>sys#vdecode() <text:s text:c="9"/></text:p>
      <text:p text:style-name="P70">io#print() <text:s text:c="12"/>math#random_string() <text:s text:c="2"/>stem#mask() <text:s text:c="11"/>sys#index_of() <text:s text:c="6"/>sys#vencode() <text:s text:c="9"/></text:p>
      <text:p text:style-name="P70">io#read() <text:s text:c="13"/>math#to_hex() <text:s text:c="9"/>stem#remove() <text:s text:c="9"/>sys#insert() <text:s text:c="10"/></text:p>
      <text:p text:style-name="P70">io#say() <text:s text:c="14"/>stem#box() <text:s text:c="12"/>stem#rename_keys() <text:s text:c="4"/>sys#is_defined() <text:s text:c="6"/></text:p>
      <text:p text:style-name="P70">io#scan() <text:s text:c="13"/>stem#common_keys() <text:s text:c="4"/>stem#set_default() <text:s text:c="4"/>sys#is_function() <text:s text:c="5"/></text:p>
      <text:p text:style-name="P70">io#unmount() <text:s text:c="10"/>stem#exclude_keys() <text:s text:c="3"/>stem#size() <text:s text:c="11"/>sys#load_module() <text:s text:c="5"/></text:p>
      <text:p text:style-name="P70">io#write() <text:s text:c="12"/>stem#from_json() <text:s text:c="6"/>stem#to_json() <text:s text:c="8"/>sys#load_script() <text:s text:c="5"/></text:p>
      <text:p text:style-name="P70">math#abs() <text:s text:c="12"/>stem#has_keys() <text:s text:c="7"/>stem#to_list() <text:s text:c="8"/>sys#raise_error() <text:s text:c="5"/></text:p>
      <text:p text:style-name="P70">math#date_iso() <text:s text:c="7"/>stem#include_keys() <text:s text:c="3"/>stem#unbox() <text:s text:c="10"/>sys#replace() <text:s text:c="9"/></text:p>
      <text:p text:style-name="P70">math#date_ms() <text:s text:c="8"/>stem#indices() <text:s text:c="8"/>stem#union() <text:s text:c="10"/>sys#return() <text:s text:c="10"/></text:p>
      <text:p text:style-name="P70">math#decode_b64() <text:s text:c="5"/>stem#is_list() <text:s text:c="8"/>sys#break() <text:s text:c="11"/>sys#run_script() <text:s text:c="6"/></text:p>
      <text:p text:style-name="P70">math#encode_b64() <text:s text:c="5"/>stem#keys() <text:s text:c="11"/>sys#check_after() <text:s text:c="5"/>sys#substring() <text:s text:c="7"/></text:p>
      <text:p text:style-name="P70">math#from_hex() <text:s text:c="7"/>stem#list_append() <text:s text:c="4"/>sys#contains() <text:s text:c="8"/>sys#to_lower() <text:s text:c="8"/></text:p>
      <text:p text:style-name="P70">math#hash() <text:s text:c="11"/>stem#list_copy() <text:s text:c="6"/>sys#continue() <text:s text:c="8"/>sys#to_upper() <text:s text:c="8"/></text:p>
      <text:p text:style-name="P70">math#mod() <text:s text:c="12"/>stem#list_insert_at() <text:s/>sys#for_keys() <text:s text:c="8"/>sys#tokenize() <text:s text:c="3"/></text:p>
      <text:p text:style-name="Text_20_body"/>
      <text:p text:style-name="P44">Normally you do not need to fully qualify system names, but if you really had to, for example, name a function <text:span text:style-name="T3">load_module</text:span><text:span text:style-name="T19"> you could do so and just qualify which you want to use, yours o</text:span><text:span text:style-name="T33">r</text:span><text:span text:style-name="T19">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25">st the imports (URN and current alias) that are active.</text:span></text:p>
      <text:p text:style-name="Preformatted_20_Text"><text:soft-page-break/><text:s text:c="2"/>)modules</text:p>
      <text:p text:style-name="Preformatted_20_Text">a:a <text:s/>b:b <text:s/>qdl:/java </text:p>
      <text:p text:style-name="Preformatted_20_Text"/>
      <text:p text:style-name="P17">This lists that there are three modules. <text:span text:style-name="T12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19"> which has not.</text:span></text:p>
      <text:p text:style-name="P102"><text:span text:style-name="T19">Note that a synonym for this is just </text:span></text:p>
      <text:p text:style-name="Preformatted_20_Text">)imports</text:p>
      <text:h text:style-name="Heading_20_2" text:outline-level="2"><text:bookmark-start text:name="__RefHeading___Toc5513_3816005984"/>)off <text:span text:style-name="T105">[</text:span><text:span text:style-name="T13">y</text:span><text:span text:style-name="T105">]</text:span><text:bookmark-end text:name="__RefHeading___Toc5513_3816005984"/></text:h>
      <text:p text:style-name="P6">This causes the system to exit. <text:span text:style-name="T105">If you supply the </text:span><text:span text:style-name="T66">argument</text:span><text:span text:style-name="T63"> y </text:span><text:span text:style-name="T66">then the system will exit without saving. Otherwise, <text:s/>y</text:span><text:span text:style-name="T64">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11" text:outline-level="3"><text:bookmark-start text:name="__RefHeading___Toc5517_3816005984"/>drop<text:bookmark-end text:name="__RefHeading___Toc5517_3816005984"/></text:h>
      <text:h text:style-name="Heading_20_3" text:outline-level="3"><text:bookmark-start text:name="__RefHeading___Toc5519_3816005984"/><text:span text:style-name="T98">l</text:span>ist – <text:span text:style-name="T124">[</text:span><text:span text:style-name="T11">switches</text:span><text:span text:style-name="T40">]</text:span><text:bookmark-end text:name="__RefHeading___Toc5519_3816005984"/></text:h>
      <text:p text:style-name="P32">List all of the variables (but not their content) in the current workspace. <text:span text:style-name="T124">See the switches supported by this action above.</text:span></text:p>
      <text:h text:style-name="Heading_20_3" text:outline-level="3"><text:bookmark-start text:name="__RefHeading___Toc8211_2391341561"/><text:span text:style-name="T106">s</text:span>ize<text:bookmark-end text:name="__RefHeading___Toc8211_2391341561"/></text:h>
      <text:p text:style-name="P52">List the total number of symbols in use in the workspace. <text:span text:style-name="T98">This does not tell you how much memory is in use. See the workspace memory command for that.</text:span></text:p>
      <text:h text:style-name="Heading_20_3" text:outline-level="3">system <text:span text:style-name="T125">[switches]</text:span></text:h>
      <text:p text:style-name="P53">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6">var_</text:span>types.</text:p>
      <text:p text:style-name="Preformatted_20_Text">{boolean=1, string=3, null=0, integer=2, decimal=5, stem=4, undefined=-1}</text:p>
      <text:h text:style-name="Heading_20_2" text:outline-level="2"><text:bookmark-start text:name="__RefHeading___Toc5521_3816005984"/><text:soft-page-break/>)ws<text:bookmark-end text:name="__RefHeading___Toc5521_3816005984"/></text:h>
      <text:h text:style-name="P112" text:outline-level="3"><text:bookmark-start text:name="__RefHeading___Toc8213_2391341561"/>echo [<text:span text:style-name="T3">on</text:span> | <text:span text:style-name="T3">off</text:span>] <text:span text:style-name="T127">[-pp on|off]</text:span><text:bookmark-end text:name="__RefHeading___Toc8213_2391341561"/></text:h>
      <text:p text:style-name="P28">Turns <text:span text:style-name="T3">echo mode</text:span><text:span text:style-name="T19"> on or off. If no argument, the current mode is displayed. </text:span><text:span text:style-name="T41">If the switch </text:span><text:span text:style-name="T59">-pp</text:span><text:span text:style-name="T54"> is used, then pretty print mode is turned on or off. This refers to printing all stems vertically. </text:span></text:p>
      <text:p text:style-name="P28"><text:span text:style-name="T19">Echo mode is the default on workspace start up. It will take any expression (so not control statements, like if, switch, etc.) and wrap it in a </text:span><text:span text:style-name="T3">say();</text:span><text:span text:style-name="T19">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6">Without echo mode on, you would have to fully write out every expressions</text:span></text:p>
      <text:p text:style-name="Preformatted_20_Text">// <text:span text:style-name="T96">So this will fail:</text:span></text:p>
      <text:p text:style-name="Preformatted_20_Text"><text:s text:c="2"/>2 + 2</text:p>
      <text:p text:style-name="Preformatted_20_Text">syntax error:</text:p>
      <text:p text:style-name="Preformatted_20_Text"/>
      <text:p text:style-name="Preformatted_20_Text">// <text:span text:style-name="T97">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67">// <text:span text:style-name="T96">same as </text:span></text:p>
      <text:p text:style-name="P71">// print(mod(360, 11));</text:p>
      <text:p text:style-name="P67"/>
      <text:p text:style-name="P67"><text:s text:c="2"/>a. := indices(6)+10</text:p>
      <text:p text:style-name="P67"><text:s text:c="2"/>a.</text:p>
      <text:p text:style-name="P67">{0=10, 1=11, 2=12, 3=13, 4=14, 5=15}</text:p>
      <text:p text:style-name="P29"/>
      <text:p text:style-name="P54">Echo mode lets you use QDL like a big calculator. </text:p>
      <text:p text:style-name="Heading">Another example. <text:span text:style-name="T128">Turn on pretty print</text:span></text:p>
      <text:p text:style-name="P76"><text:s text:c="2"/>)ws echo on -pp off</text:p>
      <text:p text:style-name="P76">echo mode on, pretty print = <text:span text:style-name="T128">off</text:span></text:p>
      <text:p text:style-name="P76"><text:s text:c="2"/>sys#constants()</text:p>
      <text:p text:style-name="P76">{var_types.={boolean=1, string=3, null=0, integer=2, decimal=5, stem=4, undefined=-1}}</text:p>
      <text:p text:style-name="P106">)ws echo on -pp on</text:p>
      <text:p text:style-name="P76">echo mode on, pretty print = <text:span text:style-name="T128">on</text:span></text:p>
      <text:p text:style-name="P76"><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oft-page-break/>}</text:p>
      <text:h text:style-name="Heading_20_3" text:outline-level="3"><text:bookmark-start text:name="__RefHeading___Toc5523_3816005984"/>load <text:span text:style-name="T3">file</text:span><text:bookmark-end text:name="__RefHeading___Toc5523_3816005984"/></text:h>
      <text:p text:style-name="P30">Load a saved workspace <text:span text:style-name="T98">from the given file</text:span>. <text:span text:style-name="T98">Relative references are resolved against the qdl root directory (which you can see since it is saved in the environment).</text:span> </text:p>
      <text:h text:style-name="Heading_20_3" text:outline-level="3"><text:bookmark-start text:name="__RefHeading___Toc8215_2391341561"/><text:span text:style-name="T99">m</text:span>emory<text:bookmark-end text:name="__RefHeading___Toc8215_2391341561"/></text:h>
      <text:p text:style-name="P3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4">It should be noted that the amount of memory is not fixed: if you decide to write</text:p>
      <text:p text:style-name="Preformatted_20_Text">a. := random(1000000)^5</text:p>
      <text:p text:style-name="P34">You may get something like this</text:p>
      <text:p text:style-name="Preformatted_20_Text"><text:s text:c="2"/>)ws memory</text:p>
      <text:p text:style-name="Preformatted_20_Text">memory used = 761MB, free = 408MB, processors = 8</text:p>
      <text:p text:style-name="P34"/>
      <text:p text:style-name="P34">Which simply means that the system allocated more memory. The standard limit is 2 GB <text:span text:style-name="T111">on 32 bit systems and unlimited on 64 bit system. You can change the initial amount at startup by configuring the Java virtual machine </text:span>at system startup.</text:p>
      <text:h text:style-name="Heading_20_3" text:outline-level="3"><text:bookmark-start text:name="__RefHeading___Toc8217_2391341561"/><text:span text:style-name="T104">v</text:span>fs<text:bookmark-end text:name="__RefHeading___Toc8217_2391341561"/></text:h>
      <text:p text:style-name="P37">Reports on any installed virtual file systems</text:p>
      <text:p text:style-name="P68"><text:s text:c="2"/>)ws vfs</text:p>
      <text:p text:style-name="P68">Installed virtual file systems</text:p>
      <text:p text:style-name="P68"><text:s text:c="2"/>type:pass_through access:rw <text:s/>scheme: qdl-vfs <text:s/>mount point:/pt/ <text:s text:c="5"/>current dir:(none) <text:s text:c="8"/></text:p>
      <text:p text:style-name="P68"><text:s text:c="2"/>type:zip <text:s text:c="9"/>access:r <text:s text:c="2"/>scheme: qdl-vfs <text:s/>mount point:/zip/ <text:s text:c="4"/>current dir:(none) <text:s text:c="8"/></text:p>
      <text:p text:style-name="P68"><text:s text:c="2"/>type:mysql <text:s text:c="7"/>access:rw <text:s/>scheme: qdl-vfs <text:s/>mount point:/mysql/ <text:s text:c="2"/>current dir:(none) </text:p>
      <text:p text:style-name="P69"><text:s text:c="2"/>type:m<text:span text:style-name="T112">emory</text:span> <text:s text:c="6"/>access:rw <text:s/>scheme: qdl-vfs <text:s/>mount point:/<text:span text:style-name="T112">ramdisk</text:span>/ <text:span text:style-name="T112">c</text:span>urrent dir:(none)</text:p>
      <text:p text:style-name="Text_20_body"/>
      <text:p text:style-name="Text_20_body"><text:span text:style-name="T107">(Font size adjusted to show the formatting.) </text:span>In this <text:span text:style-name="T104">case there are four and e.g. the zip VFS it is mounted with read only (</text:span><text:span text:style-name="T62">r</text:span><text:span text:style-name="T104">) access. See the reference manual on how to mount them and unmount them and use them generally.</text:span></text:p>
      <text:h text:style-name="Heading_20_3" text:outline-level="3"><text:bookmark-start text:name="__RefHeading___Toc5525_3816005984"/>save <text:span text:style-name="T3">file</text:span><text:bookmark-end text:name="__RefHeading___Toc5525_3816005984"/></text:h>
      <text:p text:style-name="P31">Save the current workspace to the given file. <text:span text:style-name="T98">Relative references are resolved against the qdl root directory (which you can see since it is saved in the environment).</text:span></text:p>
      <text:h text:style-name="Heading_20_3" text:outline-level="3"><text:bookmark-start text:name="__RefHeading___Toc5592_3816005984"/><text:soft-page-break/>clear <text:bookmark-end text:name="__RefHeading___Toc5592_3816005984"/></text:h>
      <text:p text:style-name="P20">This command will remove all state and return it to the exact condition of starting a clean workspace, <text:span text:style-name="T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58"><text:s text:c="4"/>)<text:span text:style-name="T69">ws </text:span>clear</text:p>
      <text:p text:style-name="P58">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4-22T10:26:52.494862989</dc:date>
    <meta:editing-duration>P47DT9H8M29S</meta:editing-duration>
    <meta:editing-cycles>123</meta:editing-cycles>
    <meta:generator>LibreOffice/6.0.7.3$Linux_X86_64 LibreOffice_project/00m0$Build-3</meta:generator>
    <meta:document-statistic meta:table-count="0" meta:image-count="0" meta:object-count="0" meta:page-count="16" meta:paragraph-count="453" meta:word-count="4309" meta:character-count="26880" meta:non-whitespace-character-count="21500"/>
  </office:meta>
</office:document-meta>
</file>